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MacrosHelper.pushWidge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MacrosHelper.JXMacrosHelper( XMLConsumer consumer , Request request , String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XMacrosHelper.getForm( Form form , String attribut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otBufferingPipe.startElement( String uri , String loc , String raw , Attributes 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XMacrosHelper.isSelectedCase( Widget unionWidget , String case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MacrosHelper.generateRepeaterSize( Widget widget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MacrosHelper.pushWidget( String path , boolean unuse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">
            <text:p text:style-name="Table_20_Contents">5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JXMacrosHelper.startBuReplac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XMacrosHelper.createHelper( XMLConsumer consumer , Request request , String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MacrosHelper.popWid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XMacrosHelper.getWidget( Widget currentWidget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XMacrosHelper.generateStyling( ContentHandler handler , Map attribut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XMacrosHelper.generateWidget( Widget widget , Map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XMacrosHelper.getRepeater( Widget currentWidget ,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XMacrosHelper.flushRootAnd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MacrosHelper.pushContain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MacrosHelper.endBuReplac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MacrosHelper.isModified( Widget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MacrosHelper.isVisible( Widget wid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XMacrosHelper.isValidationError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MacrosHelper.getClassBody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XMacrosHelper.defineClassBody( Form form , String id , Object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XMacrosHelper.peekWid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MacrosHelper.createWal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BufferingPipe.RootBufferingPipe( XMLConsumer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BufferingPipe.endElement( String uri , String loc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XMacrosHelper.generateRepeaterWidgetLabel( Widget widget , String id , String widge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otBufferingPipe.flushR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XMacrosHelper.flush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MacrosHelper.pushRepeater( String path , boolean ajaxAwar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XMacrosHelper.generateWidgetLabel( Widget widget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MacrosHelper.generateValidationError( Validation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XMacrosHelper.end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XMacrosHelper.startForm( Form form , Map attribut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ootBufferingPipe.RootBufferingPipe( XMLConsumer next , Map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MacrosHelper.generateStyling( Map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